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1f576a" officeooo:paragraph-rsid="001f576a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officeooo:rsid="001f576a" officeooo:paragraph-rsid="001f576a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text-properties fo:color="#ff0000" style:text-underline-style="none" officeooo:rsid="00088217" officeooo:paragraph-rsid="00183022"/>
    </style:style>
    <style:style style:name="P6" style:family="paragraph" style:parent-style-name="Standard">
      <style:paragraph-properties fo:text-align="center" style:justify-single-word="false"/>
      <style:text-properties fo:color="#ff0000" fo:font-size="12pt" style:text-underline-style="none" officeooo:rsid="00088217" officeooo:paragraph-rsid="00183022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2a6099" fo:font-size="12pt" fo:font-style="italic" style:text-underline-style="none" fo:font-weight="bold" officeooo:rsid="00088217" officeooo:paragraph-rsid="00183022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2a6099" fo:font-size="12pt" fo:font-style="italic" fo:text-shadow="1pt 1pt" style:text-underline-style="none" fo:font-weight="bold" officeooo:rsid="00088217" officeooo:paragraph-rsid="00183022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2a6099" fo:font-size="26pt" fo:font-style="italic" fo:text-shadow="1pt 1pt" style:text-underline-style="none" fo:font-weight="bold" officeooo:rsid="00088217" officeooo:paragraph-rsid="00183022" style:font-size-asian="26pt" style:font-style-asian="italic" style:font-weight-asian="bold" style:font-size-complex="26pt" style:font-style-complex="italic" style:font-weight-complex="bold"/>
    </style:style>
    <style:style style:name="P10" style:family="paragraph" style:parent-style-name="Standard">
      <style:text-properties officeooo:rsid="00088217" officeooo:paragraph-rsid="00183022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color="#ff0000" fo:font-size="28pt" fo:font-style="italic" fo:text-shadow="1pt 1pt" style:text-underline-style="none" fo:font-weight="bold" officeooo:rsid="00088217" officeooo:paragraph-rsid="00183022" style:font-size-asian="28pt" style:font-style-asian="italic" style:font-weight-asian="bold" style:font-size-complex="28pt" style:font-style-complex="italic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088217" officeooo:paragraph-rsid="0018302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none" fo:font-weight="normal" officeooo:rsid="00088217" officeooo:paragraph-rsid="00183022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fo:text-shadow="none" style:text-underline-style="none" fo:font-weight="normal" officeooo:rsid="00088217" officeooo:paragraph-rsid="0018302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text-properties officeooo:paragraph-rsid="0018ccb2"/>
    </style:style>
    <style:style style:name="P16" style:family="paragraph" style:parent-style-name="Text_20_body">
      <style:paragraph-properties fo:text-align="justify" style:justify-single-word="false"/>
      <style:text-properties officeooo:rsid="0022fd89" officeooo:paragraph-rsid="0022fd89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/>
      <style:text-properties officeooo:paragraph-rsid="0024f422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Standard" style:master-page-name="First_20_Page">
      <style:paragraph-properties style:page-number="1"/>
      <style:text-properties officeooo:rsid="002a0df5" officeooo:paragraph-rsid="00183022"/>
    </style:style>
    <style:style style:name="P22" style:family="paragraph" style:parent-style-name="Heading_20_1">
      <style:text-properties fo:color="#000000" style:font-name="Liberation Sans" fo:font-size="15.3999996185303pt" fo:font-style="italic" style:text-underline-style="solid" style:text-underline-width="bold" style:text-underline-color="#ff0000" fo:font-weight="bold" officeooo:rsid="00221c25" officeooo:paragraph-rsid="00221c2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3" style:family="paragraph" style:parent-style-name="Heading_20_1" style:master-page-name="Commun_20__28_portrait_29_">
      <style:paragraph-properties style:page-number="auto" fo:break-before="page"/>
      <style:text-properties fo:color="#000000" style:font-name="Liberation Sans" fo:font-size="15.3999996185303pt" fo:font-style="italic" style:text-underline-style="solid" style:text-underline-width="bold" style:text-underline-color="#ff0000" fo:font-weight="bold" officeooo:rsid="00221c25" officeooo:paragraph-rsid="00221c2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4" style:family="paragraph" style:parent-style-name="Text_20_body">
      <style:text-properties fo:color="#000000" style:font-name="Liberation Sans" fo:font-size="15.3999996185303pt" fo:font-style="italic" style:text-underline-style="solid" style:text-underline-width="bold" style:text-underline-color="#ff0000" fo:font-weight="bold" officeooo:rsid="00221c25" officeooo:paragraph-rsid="00221c2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officeooo:rsid="0022fd89" officeooo:paragraph-rsid="0022fd89"/>
    </style:style>
    <style:style style:name="P26" style:family="paragraph" style:parent-style-name="Text_20_body">
      <style:paragraph-properties fo:text-align="justify" style:justify-single-word="false"/>
      <style:text-properties officeooo:rsid="0024f422" officeooo:paragraph-rsid="0024f422"/>
    </style:style>
    <style:style style:name="P27" style:family="paragraph" style:parent-style-name="Text_20_body" style:list-style-name="L1">
      <style:paragraph-properties fo:text-align="justify" style:justify-single-word="false"/>
    </style:style>
    <style:style style:name="P28" style:family="paragraph" style:parent-style-name="Text_20_body" style:list-style-name="L1">
      <style:paragraph-properties fo:text-align="justify" style:justify-single-word="false"/>
      <style:text-properties officeooo:rsid="00270b8f" officeooo:paragraph-rsid="00270b8f"/>
    </style:style>
    <style:style style:name="P29" style:family="paragraph" style:parent-style-name="Text_20_body" style:list-style-name="L1">
      <style:paragraph-properties fo:text-align="justify" style:justify-single-word="false"/>
      <style:text-properties officeooo:rsid="002841de" officeooo:paragraph-rsid="002841de"/>
    </style:style>
    <style:style style:name="T1" style:family="text">
      <style:text-properties officeooo:rsid="002e1863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83022"/>
    </style:style>
    <style:style style:name="T5" style:family="text">
      <style:text-properties fo:color="#000000" fo:language="fr" fo:country="FR" officeooo:rsid="00127070" fo:background-color="#ffffff" loext:char-shading-value="0"/>
    </style:style>
    <style:style style:name="T6" style:family="text">
      <style:text-properties fo:color="#000000" fo:language="fr" fo:country="FR" officeooo:rsid="00197fa5" fo:background-color="#ffffff" loext:char-shading-value="0"/>
    </style:style>
    <style:style style:name="T7" style:family="text">
      <style:text-properties fo:color="#000000" fo:language="fr" fo:country="FR" officeooo:rsid="0013aeb3" fo:background-color="#ffffff" loext:char-shading-value="0"/>
    </style:style>
    <style:style style:name="T8" style:family="text">
      <style:text-properties fo:color="#000000" fo:language="fr" fo:country="FR" officeooo:rsid="001112a4" fo:background-color="#ffffff" loext:char-shading-value="0"/>
    </style:style>
    <style:style style:name="T9" style:family="text">
      <style:text-properties officeooo:rsid="0022fd89"/>
    </style:style>
    <style:style style:name="T10" style:family="text">
      <style:text-properties officeooo:rsid="00245e47"/>
    </style:style>
    <style:style style:name="T11" style:family="text">
      <style:text-properties officeooo:rsid="0024f359"/>
    </style:style>
    <style:style style:name="T12" style:family="text">
      <style:text-properties officeooo:rsid="00270b8f"/>
    </style:style>
    <style:style style:name="T13" style:family="text">
      <style:text-properties officeooo:rsid="00279f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3" draw:display-name="Dashed (var) 3" draw:style="rect" draw:dots1="1" draw:distance="29%"/>
    <draw:stroke-dash draw:name="Dashed_20__28_var_29__20_4" draw:display-name="Dashed (var) 4" draw:style="rect" draw:dots1="1" draw:distance="2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>
        <style:tab-stops/>
        <style:drop-cap/>
      </style:paragraph-properties>
      <style:text-properties fo:color="#000000" fo:font-size="110%" fo:font-style="italic" style:text-underline-style="solid" style:text-underline-width="bold" style:text-underline-color="#ff0000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/>
      <style:text-properties fo:color="#000000" fo:font-size="105%" fo:font-style="italic" style:text-underline-style="solid" style:text-underline-width="bold" style:text-underline-color="#800080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4pt" fo:font-style="italic" style:text-underline-style="solid" style:text-underline-width="bold" style:text-underline-color="#2a6099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000000" fo:font-size="95%" fo:font-style="italic" style:text-underline-style="solid" style:text-underline-width="bold" style:text-underline-color="#000000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 style:master-page-name="Commun_20__28_portrait_29_">
      <style:paragraph-properties fo:margin-left="0cm" fo:margin-right="0cm" fo:text-align="center" style:justify-single-word="false" fo:text-indent="0cm" style:auto-text-indent="false" style:page-number="1" text:number-lines="false" text:line-number="0"/>
      <style:text-properties fo:color="#000000" fo:font-size="16pt" fo:font-style="italic" style:text-underline-style="wave" style:text-underline-width="bold" style:text-underline-color="#ff0000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space" fo:text-indent="0.49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table:align="margins"/>
    </style:style>
    <style:style style:name="Tableau1.A" style:family="table-column">
      <style:table-column-properties style:rel-column-width="47842*"/>
    </style:style>
    <style:style style:name="Tableau1.B" style:family="table-column">
      <style:table-column-properties style:rel-column-width="14190*"/>
    </style:style>
    <style:style style:name="Tableau1.C" style:family="table-column">
      <style:table-column-properties style:rel-column-width="3503*"/>
    </style:style>
    <style:style style:name="Tableau1.A1" style:family="table-cell">
      <style:table-cell-properties fo:background-color="#ff6d6d" fo:padding="0.097cm" fo:border-left="none" fo:border-right="none" fo:border-top="5pt solid #2a6099" fo:border-bottom="none">
        <style:background-image/>
      </style:table-cell-properties>
    </style:style>
    <style:style style:name="Tableau1.B1" style:family="table-cell">
      <style:table-cell-properties fo:padding="0.097cm" fo:border-left="5pt solid #2a6099" fo:border-right="none" fo:border-top="5pt solid #2a6099" fo:border-bottom="none"/>
    </style:style>
    <style:style style:name="Tableau1.C1" style:family="table-cell">
      <style:table-cell-properties fo:padding="0.097cm" fo:border-left="5pt solid #2a6099" fo:border-right="none" fo:border-top="5pt solid #2a6099" fo:border-bottom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fo:font-size="10pt" officeooo:rsid="001f576a" officeooo:paragraph-rsid="001f576a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officeooo:rsid="001f576a" officeooo:paragraph-rsid="001f576a"/>
    </style:style>
    <style:style style:name="MP4" style:family="paragraph" style:parent-style-name="Table_20_Contents">
      <style:paragraph-properties fo:text-align="center" style:justify-single-word="false"/>
    </style:style>
    <style:style style:name="MT1" style:family="text">
      <style:text-properties officeooo:rsid="002e1863"/>
    </style:style>
    <style:page-layout style:name="Mpm1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 style:next-style-name="Commun_20__28_portrait_29_">
      <style:footer>
        <text:p text:style-name="MP1"/>
      </style:footer>
    </style:master-page>
    <style:master-page style:name="Commun_20__28_portrait_29_" style:display-name="Commun (portrait)" style:page-layout-name="Mpm2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2">Maëva SOULARD / Yoann LETESSIER / Ouijdane IMER / Damien CABARET</text:p>
            </table:table-cell>
            <table:table-cell table:style-name="Tableau1.B1" office:value-type="string">
              <text:p text:style-name="MP3">Contrôleur de ronde</text:p>
            </table:table-cell>
            <table:table-cell table:style-name="Tableau1.C1" office:value-type="string">
              <text:p text:style-name="MP4"><text:page-number text:select-page="current">4</text:page-number>/<text:span text:style-name="MT1">4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  <style:master-page style:name="Commun_20__28_paysage_29_" style:display-name="Commun (paysage)" style:page-layout-name="Mpm11">
      <style:footer>
        <text:p text:style-name="Footer"/>
      </style:footer>
      <loext:footer-first>
        <text:p text:style-name="Footer"/>
      </loext:footer-first>
    </style:master-page>
    <style:master-page style:name="Damien_20__28_portrait_29_" style:display-name="Damien (portrait)" style:page-layout-name="Mpm12">
      <style:footer>
        <text:p text:style-name="Footer"/>
      </style:footer>
      <loext:footer-first>
        <text:p text:style-name="Footer"/>
      </loext:footer-first>
    </style:master-page>
    <style:master-page style:name="Damien_20__28_paysage_29_" style:display-name="Damien (paysage)" style:page-layout-name="Mpm11">
      <style:footer>
        <text:p text:style-name="Footer"/>
      </style:footer>
      <loext:footer-first>
        <text:p text:style-name="Footer"/>
      </loext:footer-first>
    </style:master-page>
    <style:master-page style:name="Maëva_20__28_portrait_29_" style:display-name="Maëva (portrait)" style:page-layout-name="Mpm12">
      <style:footer>
        <text:p text:style-name="Footer"/>
      </style:footer>
      <loext:footer-first>
        <text:p text:style-name="Footer"/>
      </loext:footer-first>
    </style:master-page>
    <style:master-page style:name="Maëva_20__28_paysage_29_" style:display-name="Maëva (paysage)" style:page-layout-name="Mpm11">
      <style:footer>
        <text:p text:style-name="Footer"/>
      </style:footer>
      <loext:footer-first>
        <text:p text:style-name="Footer"/>
      </loext:footer-first>
    </style:master-page>
    <style:master-page style:name="Ouijdane_20__28_portrait_29_" style:display-name="Ouijdane (portrait)" style:page-layout-name="Mpm12">
      <style:footer>
        <text:p text:style-name="Footer"/>
      </style:footer>
      <loext:footer-first>
        <text:p text:style-name="Footer"/>
      </loext:footer-first>
    </style:master-page>
    <style:master-page style:name="Ouijdane_20__28_paysage_29_" style:display-name="Ouijdane (paysage)" style:page-layout-name="Mpm11">
      <style:footer>
        <text:p text:style-name="Footer"/>
      </style:footer>
      <loext:footer-first>
        <text:p text:style-name="Footer"/>
      </loext:footer-first>
    </style:master-page>
    <style:master-page style:name="Yoann_20__28_portrait_29_" style:display-name="Yoann (portrait)" style:page-layout-name="Mpm12">
      <style:footer>
        <text:p text:style-name="Footer"/>
      </style:footer>
      <loext:footer-first>
        <text:p text:style-name="MP1"><text:page-number text:select-page="current">0</text:page-number>/<text:page-count>1</text:page-count></text:p>
      </loext:footer-first>
    </style:master-page>
    <style:master-page style:name="Yoann_20__28_paysage_29_" style:display-name="Yoann (paysage)" style:page-layout-name="Mpm11">
      <style:footer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21T11:06:11.708443004</meta:creation-date>
    <dc:date>2021-01-22T09:08:44.030078396</dc:date>
    <meta:editing-duration>PT1H42M</meta:editing-duration>
    <meta:editing-cycles>16</meta:editing-cycles>
    <meta:generator>LibreOffice/6.3.5.2$Linux_X86_64 LibreOffice_project/30$Build-2</meta:generator>
    <meta:document-statistic meta:table-count="1" meta:image-count="0" meta:object-count="0" meta:page-count="1" meta:paragraph-count="4" meta:word-count="16" meta:character-count="89" meta:non-whitespace-character-count="77"/>
  </office:meta>
</office:document-meta>
</file>